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S Is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2210036 Atharva Shen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2610001 Hem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610002 Divya Jyoti <text:s/>Sadhot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610004 Saloni Dhur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610005 Srushti Pravin Karad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610006 Sneh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610007 Rachit Bh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610008 Ishwari Narayan Ghar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610010 Aaryash Dipak Deva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610011 Anuj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610012 Rakes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610013 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2610015 Shrutika Dilip Patil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2610016 Kartikey Lodh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610017 VINI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2610018 Vighnesh Potda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2610019 Mrudula Maruti Kamb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610022 Manma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2610025 Avina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610026 Elizabet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2610026 Elizabe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610027 Yas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2610029 Ruch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2610030 Purva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2610031 Soumitra Bap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2610033 Gauran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2610033 Gaurang Todkar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2610034 Abhishek <text:s/>Karatag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2610034 Abhishek <text:s/>Karatagi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610039 Krant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2610039 Krant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2610040 Manali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2610041 Anshu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610042 Adity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2610043 Vidyadhar Din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2610044 Har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2610045 Shashank <text:s/>Pujar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2610046 Shreya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2610047 Sakshi Ma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2610049 Vaishnav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2610052 Prapti Naresh Gawande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2610054 Ajay Sapk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2610056 Siddhant Kisan Supe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2610059 Tanmay Kamlakar Shingd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610061 Shrut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2610068 Pradnyanand Jad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2610069 Sagar Meshram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2610070 Teerth <text:s/>Kulkarn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610071 Satej Sawant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2610072 Anvai Shrivastava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2610073 Vedant Panar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2610074 Vaibhav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2610075 Omkar Patange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2610076 Adarsh Sahu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2610077 Aaditi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2610078 Atharva Kho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610079 Omka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2610080 Ranveer Phakad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2610082 Aditya Aparadh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2610083 Shreyash Pawa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2610084 Radhika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2610085 Patil Chinma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2610086 Vighnesh <text:s/>Mor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2610087 Wagh Gopal Datt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2610088 Shivam Mathapati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2610089 Ameya Unchagaonka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2610090 Ary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2610090 Ary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2610091 Parag Patkulk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3620001 Vedan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3620001 Vedant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620002 Jui Patgaonka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3620003 Prathamesh Pati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3620004 Gaurav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3620005 Mahemu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620006 Sandes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3620007 Tamnna Malgav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3620008 Sharwari Jadhav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3620009 Vaibhavi <text:s/>Hipparkar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46300001 Chaitanya <text:s/>Mot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46300002 Sneh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yan Sankp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reyash Kamble</text:p>
          </table:table-cell>
        </table:table-row>
      </table:table>
      <table:named-expressions/>
      <table:database-ranges>
        <table:database-range table:name="__Anonymous_Sheet_DB__0" table:target-range-address="'OS Ise'.B1:'OS Ise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8T16:35:56.948959987</dc:date>
    <meta:editing-duration>PT2M20S</meta:editing-duration>
    <meta:editing-cycles>2</meta:editing-cycles>
    <meta:generator>LibreOffice/7.3.7.2$Linux_X86_64 LibreOffice_project/30$Build-2</meta:generator>
    <meta:document-statistic meta:table-count="1" meta:cell-count="166" meta:object-count="0"/>
  </office:meta>
</office:document-meta>
</file>